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ec1" officeooo:paragraph-rsid="000b2ec1"/>
    </style:style>
    <style:style style:name="P2" style:family="paragraph" style:parent-style-name="Standard">
      <style:text-properties officeooo:rsid="000cf67e" officeooo:paragraph-rsid="000cf67e"/>
    </style:style>
    <style:style style:name="P3" style:family="paragraph" style:parent-style-name="Standard">
      <style:text-properties officeooo:rsid="0010403f" officeooo:paragraph-rsid="0010403f"/>
    </style:style>
    <style:style style:name="P4" style:family="paragraph" style:parent-style-name="Standard">
      <style:text-properties officeooo:rsid="00180a36" officeooo:paragraph-rsid="00180a36"/>
    </style:style>
    <style:style style:name="P5" style:family="paragraph" style:parent-style-name="Standard">
      <style:text-properties officeooo:paragraph-rsid="00180a36"/>
    </style:style>
    <style:style style:name="P6" style:family="paragraph" style:parent-style-name="Standard">
      <style:text-properties officeooo:paragraph-rsid="0019a2dc"/>
    </style:style>
    <style:style style:name="P7" style:family="paragraph" style:parent-style-name="Standard" style:list-style-name="L1">
      <style:text-properties officeooo:paragraph-rsid="000b2ec1"/>
    </style:style>
    <style:style style:name="P8" style:family="paragraph" style:parent-style-name="Standard" style:list-style-name="L1">
      <style:text-properties officeooo:paragraph-rsid="0013005f"/>
    </style:style>
    <style:style style:name="P9" style:family="paragraph" style:parent-style-name="Standard" style:list-style-name="L1">
      <style:text-properties officeooo:rsid="000b2ec1" officeooo:paragraph-rsid="000b2ec1"/>
    </style:style>
    <style:style style:name="P10" style:family="paragraph" style:parent-style-name="Standard" style:list-style-name="L1">
      <style:text-properties officeooo:rsid="000b2ec1" officeooo:paragraph-rsid="0013005f"/>
    </style:style>
    <style:style style:name="P11" style:family="paragraph" style:parent-style-name="Standard" style:list-style-name="L1">
      <style:text-properties officeooo:rsid="000e8163" officeooo:paragraph-rsid="000e8163"/>
    </style:style>
    <style:style style:name="P12" style:family="paragraph" style:parent-style-name="Standard" style:list-style-name="L1">
      <style:text-properties officeooo:rsid="000cf67e" officeooo:paragraph-rsid="000cf67e"/>
    </style:style>
    <style:style style:name="P13" style:family="paragraph" style:parent-style-name="Standard" style:list-style-name="L1">
      <style:text-properties officeooo:rsid="000cf67e" officeooo:paragraph-rsid="0013005f"/>
    </style:style>
    <style:style style:name="P14" style:family="paragraph" style:parent-style-name="Standard" style:list-style-name="L1">
      <style:text-properties officeooo:rsid="0013a32e" officeooo:paragraph-rsid="0013a32e"/>
    </style:style>
    <style:style style:name="P15" style:family="paragraph" style:parent-style-name="Standard" style:list-style-name="L1">
      <style:text-properties officeooo:rsid="0010c6c2" officeooo:paragraph-rsid="0010c6c2"/>
    </style:style>
    <style:style style:name="T1" style:family="text">
      <style:text-properties officeooo:rsid="0013005f"/>
    </style:style>
    <style:style style:name="T2" style:family="text">
      <style:text-properties officeooo:rsid="00140979"/>
    </style:style>
    <style:style style:name="T3" style:family="text">
      <style:text-properties officeooo:rsid="001603ec"/>
    </style:style>
    <style:style style:name="T4" style:family="text">
      <style:text-properties officeooo:rsid="0010c6c2"/>
    </style:style>
    <style:style style:name="T5" style:family="text">
      <style:text-properties officeooo:rsid="00169d1c"/>
    </style:style>
    <style:style style:name="T6" style:family="text">
      <style:text-properties officeooo:rsid="000b2ec1"/>
    </style:style>
    <style:style style:name="T7" style:family="text">
      <style:text-properties officeooo:rsid="00180a36"/>
    </style:style>
    <style:style style:name="T8" style:family="text">
      <style:text-properties officeooo:rsid="0019a2dc"/>
    </style:style>
    <style:style style:name="T9" style:family="text">
      <style:text-properties fo:font-style="italic" officeooo:rsid="0019a2dc" style:font-style-asian="italic" style:font-style-complex="italic"/>
    </style:style>
    <style:style style:name="T10" style:family="text">
      <style:text-properties fo:font-style="normal" officeooo:rsid="001aac95" style:font-style-asian="normal" style:font-style-complex="normal"/>
    </style:style>
    <style:style style:name="T11" style:family="text">
      <style:text-properties fo:font-style="normal" officeooo:rsid="0019a2dc" style:font-style-asian="normal" style:font-style-complex="normal"/>
    </style:style>
    <style:style style:name="T12" style:family="text">
      <style:text-properties officeooo:rsid="001aac95"/>
    </style:style>
    <style:style style:name="T13" style:family="text">
      <style:text-properties officeooo:rsid="001c6b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93_3508383710"/>D<text:bookmark-end text:name="__DdeLink__93_3508383710"/>atabase Design:</text:p>
      <text:p text:style-name="P1"/>
      <text:list xml:id="list2901618894" text:style-name="L1">
        <text:list-item>
          <text:p text:style-name="P7"><text:span text:style-name="T5">Reference</text:span><text:span text:style-name="T6"> Tables</text:span></text:p>
          <text:list>
            <text:list-item>
              <text:p text:style-name="P9">Categories <text:bookmark-start text:name="__DdeLink__112_942113647"/><text:span text:style-name="T1">(Int ID/Name/Desc)</text:span><text:bookmark-end text:name="__DdeLink__112_942113647"/></text:p>
              <text:list>
                <text:list-item>
                  <text:p text:style-name="P11">Chores</text:p>
                </text:list-item>
                <text:list-item>
                  <text:p text:style-name="P12">Coding</text:p>
                </text:list-item>
                <text:list-item>
                  <text:p text:style-name="P11">Continual</text:p>
                </text:list-item>
                <text:list-item>
                  <text:p text:style-name="P11">Handiwork</text:p>
                </text:list-item>
                <text:list-item>
                  <text:p text:style-name="P11">Perennial</text:p>
                </text:list-item>
                <text:list-item>
                  <text:p text:style-name="P14">Random</text:p>
                </text:list-item>
                <text:list-item>
                  <text:p text:style-name="P12">Reading</text:p>
                </text:list-item>
                <text:list-item>
                  <text:p text:style-name="P11">Seasonal</text:p>
                </text:list-item>
                <text:list-item>
                  <text:p text:style-name="P12">Watching</text:p>
                </text:list-item>
                <text:list-item>
                  <text:p text:style-name="P12">Writing</text:p>
                </text:list-item>
              </text:list>
            </text:list-item>
            <text:list-item>
              <text:p text:style-name="P10">Completeness <text:span text:style-name="T1">(Int ID/Name/Desc)</text:span></text:p>
              <text:list>
                <text:list-item>
                  <text:p text:style-name="P12">Completed</text:p>
                </text:list-item>
                <text:list-item>
                  <text:p text:style-name="P12">Not Started</text:p>
                </text:list-item>
                <text:list-item>
                  <text:p text:style-name="P12">In Progress</text:p>
                </text:list-item>
                <text:list-item>
                  <text:p text:style-name="P12">Stalled</text:p>
                </text:list-item>
                <text:list-item>
                  <text:p text:style-name="P12">Under Review</text:p>
                </text:list-item>
              </text:list>
            </text:list-item>
            <text:list-item>
              <text:p text:style-name="P13">Priority <text:span text:style-name="T1">(Int ID/Name/Desc)</text:span></text:p>
              <text:list>
                <text:list-item>
                  <text:p text:style-name="P12">1 - Major</text:p>
                </text:list-item>
                <text:list-item>
                  <text:p text:style-name="P12">2 – Medium<text:span text:style-name="T2"> </text:span></text:p>
                </text:list-item>
                <text:list-item>
                  <text:p text:style-name="P12">3 - Minor</text:p>
                </text:list-item>
              </text:list>
            </text:list-item>
            <text:list-item>
              <text:p text:style-name="P8"><text:span text:style-name="T3">Timeframe</text:span><text:span text:style-name="T4"> </text:span><text:span text:style-name="T1">(Int ID/Name/Desc)</text:span></text:p>
              <text:list>
                <text:list-item>
                  <text:p text:style-name="P15">Long</text:p>
                </text:list-item>
                <text:list-item>
                  <text:p text:style-name="P15">Medium</text:p>
                </text:list-item>
                <text:list-item>
                  <text:p text:style-name="P15">Short</text:p>
                </text:list-item>
              </text:list>
            </text:list-item>
            <text:list-item>
              <text:p text:style-name="P13">Detail Category <text:span text:style-name="T1">(Int ID/Name/Desc)</text:span></text:p>
              <text:list>
                <text:list-item>
                  <text:p text:style-name="P12">Requirement</text:p>
                </text:list-item>
                <text:list-item>
                  <text:p text:style-name="P12">Step Number</text:p>
                </text:list-item>
                <text:list-item>
                  <text:p text:style-name="P12">Reference</text:p>
                </text:list-item>
                <text:list-item>
                  <text:p text:style-name="P12">Clarification</text:p>
                </text:list-item>
                <text:list-item>
                  <text:p text:style-name="P12">Old Version</text:p>
                </text:list-item>
                <text:list-item>
                  <text:p text:style-name="P12">Hindrance</text:p>
                </text:list-item>
              </text:list>
            </text:list-item>
          </text:list>
        </text:list-item>
        <text:list-item>
          <text:p text:style-name="P9">Dynamic Tables</text:p>
          <text:list>
            <text:list-item>
              <text:p text:style-name="P12">Tasks</text:p>
              <text:list>
                <text:list-item>
                  <text:p text:style-name="P12">TaskID <text:span text:style-name="T1">int/PK</text:span></text:p>
                </text:list-item>
                <text:list-item>
                  <text:p text:style-name="P12">Title <text:span text:style-name="T1">string</text:span></text:p>
                </text:list-item>
                <text:list-item>
                  <text:p text:style-name="P12">Description <text:span text:style-name="T1">text blob</text:span></text:p>
                </text:list-item>
                <text:list-item>
                  <text:p text:style-name="P12">Created Timestamp</text:p>
                </text:list-item>
                <text:list-item>
                  <text:p text:style-name="P12">Start Timestamp</text:p>
                </text:list-item>
                <text:list-item>
                  <text:p text:style-name="P12">End Timestamp</text:p>
                </text:list-item>
                <text:list-item>
                  <text:p text:style-name="P12">Category (ref Categories) <text:span text:style-name="T1">int</text:span></text:p>
                </text:list-item>
                <text:list-item>
                  <text:p text:style-name="P12"><text:soft-page-break/>Completeness (ref Completeness) <text:span text:style-name="T1">int</text:span></text:p>
                </text:list-item>
                <text:list-item>
                  <text:p text:style-name="P12">Priority (ref Priority) <text:span text:style-name="T1">int</text:span></text:p>
                </text:list-item>
                <text:list-item>
                  <text:p text:style-name="P15">Term (ref Term) <text:span text:style-name="T1">int</text:span></text:p>
                </text:list-item>
              </text:list>
            </text:list-item>
            <text:list-item>
              <text:p text:style-name="P12">Details</text:p>
              <text:list>
                <text:list-item>
                  <text:p text:style-name="P12">TaskID <text:span text:style-name="T1">int (ref Tasks)</text:span></text:p>
                </text:list-item>
                <text:list-item>
                  <text:p text:style-name="P12">Detail Category <text:span text:style-name="T1">int</text:span></text:p>
                </text:list-item>
                <text:list-item>
                  <text:p text:style-name="P12">Step # <text:span text:style-name="T1">int (if not null and Detail Category = Step, unique for Details table)</text:span></text:p>
                </text:list-item>
                <text:list-item>
                  <text:p text:style-name="P12">Description<text:span text:style-name="T1"> text blob</text:span></text:p>
                </text:list-item>
                <text:list-item>
                  <text:p text:style-name="P12">Created Timestamp</text:p>
                </text:list-item>
              </text:list>
            </text:list-item>
          </text:list>
        </text:list-item>
      </text:list>
      <text:p text:style-name="P2"/>
      <text:p text:style-name="P3">Future updates can include less personalized tables: users, assignees, reviewers, etc. However, that’s currently outside the scope of this design.</text:p>
      <text:p text:style-name="P3"/>
      <text:p text:style-name="P4">Database Normalization:</text:p>
      <text:p text:style-name="P4"><text:tab/>As an exercise, the database will be proven to be normalized to 4NF. </text:p>
      <text:p text:style-name="P4">1NF: Table format, no repeating groups, PK identified</text:p>
      <text:p text:style-name="P4"><text:tab/>This is relatively trivial – all tables are in table format, there are no repeating groups, and every table has a Primary Key.</text:p>
      <text:p text:style-name="P4">2NF: 1NF and no partial dependencies</text:p>
      <text:p text:style-name="P5"><text:span text:style-name="T7"><text:tab/>None of the dependencies depend on only part of a primary key. </text:span><text:span text:style-name="T12">The DETAIL table’</text:span><text:span text:style-name="T13">s primary key and unique key </text:span></text:p>
      <text:p text:style-name="P4">3NF: 2NF and no transitive dependencies</text:p>
      <text:p text:style-name="P4"/>
      <text:p text:style-name="P4">4NF: 3NF and no independent multi-valued dependencies</text:p>
      <text:p text:style-name="P4"/>
      <text:p text:style-name="P6"><text:span text:style-name="T8">Note: The database is </text:span><text:span text:style-name="T9">not</text:span><text:span text:style-name="T11"> BCNF – multiple tables have two candidate keys. This is most evident in the reference tables, where the </text:span><text:span text:style-name="T10">Name</text:span><text:span text:style-name="T11"> and ID fields are candidate keys. ID fields were kept because they </text:span><text:span text:style-name="T10">offer abbreviations to longer nam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" fo:font-family="Merriweather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Merriweather Sans" fo:font-family="'Merriweather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0-07-25T17:37:29.170539005</meta:creation-date>
    <dc:date>2020-11-11T15:34:19.746504260</dc:date>
    <dc:creator>Nicholas Neumeyer</dc:creator>
    <meta:editing-duration>PT1H20M6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2" meta:paragraph-count="62" meta:word-count="312" meta:character-count="1743" meta:non-whitespace-character-count="1535"/>
  </office:meta>
</office:document-meta>
</file>